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7b59" draw:textarea-horizontal-align="justify" draw:textarea-vertical-align="middle" draw:auto-grow-height="false" fo:min-height="3cm" fo:min-width="3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2.8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2.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76cm" fo:min-width="1cm"/>
      <style:paragraph-properties style:writing-mode="lr-tb"/>
    </style:style>
    <style:style style:name="gr6" style:family="graphic" style:parent-style-name="standard">
      <style:graphic-properties draw:fill-color="#000000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76cm" fo:min-width="1.25cm" fo:wrap-option="no-wrap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25cm" fo:min-width="3.2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1.25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1.5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fill-color="#000000" draw:textarea-vertical-align="middle"/>
    </style:style>
    <style:style style:name="gr12" style:family="graphic" style:parent-style-name="objectwithoutfill">
      <style:graphic-properties draw:marker-end="Arrowheads_20_3" draw:marker-end-width="0.3cm" draw:fill="none" draw:fill-color="#000000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fill-color="#000000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fill-color="#000000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fill-color="#000000" draw:textarea-vertical-align="middle"/>
      <style:paragraph-properties style:writing-mode="lr-tb"/>
    </style:style>
    <style:style style:name="gr16" style:family="graphic" style:parent-style-name="standard">
      <style:graphic-properties draw:stroke="none" draw:fill="none" draw:fill-color="#000000" fo:min-height="0.713cm"/>
      <style:paragraph-properties style:writing-mode="lr-tb"/>
    </style:style>
    <style:style style:name="gr17" style:family="graphic" style:parent-style-name="objectwithoutfill">
      <style:graphic-properties draw:marker-end="Arrowheads_20_8" draw:marker-end-width="0.3cm" draw:fill="none" draw:fill-color="#000000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19" style:family="graphic" style:parent-style-name="objectwithoutfill">
      <style:graphic-properties draw:marker-end="Arrowheads_20_18" draw:marker-end-width="0.3cm" draw:fill="none" draw:fill-color="#000000" draw:textarea-vertical-align="middle"/>
    </style:style>
    <style:style style:name="gr20" style:family="graphic" style:parent-style-name="standard">
      <style:graphic-properties draw:fill="none" draw:fill-color="#000000" draw:textarea-horizontal-align="justify" draw:textarea-vertical-align="middle" draw:auto-grow-height="false" fo:min-height="0.75cm" fo:min-width="3.25cm"/>
      <style:paragraph-properties style:writing-mode="lr-tb"/>
    </style:style>
    <style:style style:name="gr21" style:family="graphic" style:parent-style-name="objectwithoutfill">
      <style:graphic-properties draw:marker-end="Arrowheads_20_21" draw:marker-end-width="0.3cm" draw:fill="none" draw:fill-color="#000000" draw:textarea-vertical-align="middle"/>
    </style:style>
    <style:style style:name="gr22" style:family="graphic" style:parent-style-name="objectwithoutfill">
      <style:graphic-properties draw:marker-end="Arrowheads_20_22" draw:marker-end-width="0.3cm" draw:fill="none" draw:fill-color="#000000" draw:textarea-vertical-align="middle"/>
    </style:style>
    <style:style style:name="gr23" style:family="graphic" style:parent-style-name="standard">
      <style:graphic-properties draw:fill="none" draw:fill-color="#000000" draw:textarea-horizontal-align="justify" draw:textarea-vertical-align="middle" draw:auto-grow-height="false" fo:min-height="4.45cm" fo:min-width="3.25cm"/>
      <style:paragraph-properties style:writing-mode="lr-tb"/>
    </style:style>
    <style:style style:name="gr24" style:family="graphic" style:parent-style-name="standard">
      <style:graphic-properties draw:fill="none" draw:fill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25" style:family="graphic" style:parent-style-name="objectwithoutfill">
      <style:graphic-properties draw:marker-end="Arrowheads_20_23" draw:marker-end-width="0.3cm" draw:fill="none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7b5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0000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controls" svg:width="3.75cm" svg:height="3.25cm" svg:x="13.45cm" svg:y="5.25cm">
          <text:p text:style-name="P1"/>
          <text:p text:style-name="P1"/>
          <text:p text:style-name="P1"/>
          <text:p text:style-name="P1">hot jacke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3cm" svg:height="1.5cm" svg:x="3.6cm" svg:y="2cm">
          <text:p text:style-name="P1">Gase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25cm" svg:height="1.5cm" svg:x="3.4cm" svg:y="1.8cm">
          <text:p text:style-name="P1">Gases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2cm" svg:height="1.5cm" svg:x="3.2cm" svg:y="1.6cm">
          <text:p text:style-name="P1">gases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3cm" svg:height="1.25cm" svg:x="8.65cm" svg:y="2cm">
          <text:p text:style-name="P1">mi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line-skew="-0.125cm" svg:x1="6.4cm" svg:y1="2.35cm" svg:x2="8.65cm" svg:y2="2.625cm" draw:start-shape="id1" draw:start-glue-point="1" draw:end-shape="id2" draw:end-glue-point="5" svg:d="M6400 2350h1000v275h1250" svg:viewBox="0 0 2251 276">
          <text:p/>
        </draw:connector>
        <draw:connector draw:style-name="gr6" draw:text-style-name="P4" draw:layer="layout" draw:line-skew="-0.25cm" svg:x1="6.65cm" svg:y1="2.55cm" svg:x2="8.65cm" svg:y2="2.625cm" draw:start-shape="id3" draw:start-glue-point="1" draw:end-shape="id2" draw:end-glue-point="5" svg:d="M6650 2550h750v75h1250" svg:viewBox="0 0 2001 76">
          <text:p/>
        </draw:connector>
        <draw:connector draw:style-name="gr6" draw:text-style-name="P4" draw:layer="layout" draw:line-skew="-0.375cm" svg:x1="6.9cm" svg:y1="2.75cm" svg:x2="8.65cm" svg:y2="2.625cm" draw:start-shape="id4" draw:start-glue-point="1" draw:end-shape="id2" draw:end-glue-point="5" svg:d="M6900 2750h500v-125h1250" svg:viewBox="0 0 1751 126">
          <text:p/>
        </draw:connector>
        <draw:custom-shape draw:style-name="gr7" draw:text-style-name="P3" xml:id="id5" draw:id="id5" draw:layer="layout" svg:width="3.5cm" svg:height="1.25cm" svg:x="8.4cm" svg:y="4cm">
          <text:p text:style-name="P1">preh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6" draw:id="id6" draw:layer="controls" svg:width="3.75cm" svg:height="1.5cm" svg:x="13.45cm" svg:y="6cm">
          <text:p text:style-name="P1">reactor</text:p>
          <draw:enhanced-geometry svg:viewBox="0 0 21600 21600" draw:type="rectangle" draw:enhanced-path="M 0 0 L 21600 0 21600 21600 0 21600 0 0 Z N"/>
        </draw:custom-shape>
        <draw:custom-shape draw:style-name="gr9" draw:text-style-name="P3" xml:id="id7" draw:id="id7" draw:layer="controls" svg:width="1.75cm" svg:height="1.5cm" svg:x="19.45cm" svg:y="6cm">
          <text:p text:style-name="P1">GC</text:p>
          <draw:enhanced-geometry svg:viewBox="0 0 21600 21600" draw:type="rectangle" draw:enhanced-path="M 0 0 L 21600 0 21600 21600 0 21600 0 0 Z N"/>
        </draw:custom-shape>
        <draw:custom-shape draw:style-name="gr10" draw:text-style-name="P3" xml:id="id8" draw:id="id8" draw:layer="controls" svg:width="2cm" svg:height="1.5cm" svg:x="22.7cm" svg:y="3.1cm">
          <text:p text:style-name="P1">vent</text:p>
          <draw:enhanced-geometry svg:viewBox="0 0 21600 21600" draw:type="rectangle" draw:enhanced-path="M 0 0 L 21600 0 21600 21600 0 21600 0 0 Z N"/>
        </draw:custom-shape>
        <draw:connector draw:style-name="gr11" draw:text-style-name="P6" draw:layer="controls" draw:type="line" svg:x1="10.15cm" svg:y1="3.25cm" svg:x2="10.15cm" svg:y2="4cm" draw:start-shape="id2" draw:start-glue-point="6" draw:end-shape="id5" draw:end-glue-point="4" svg:d="M10150 3250v750" svg:viewBox="0 0 1 751">
          <text:p/>
        </draw:connector>
        <draw:connector draw:style-name="gr12" draw:text-style-name="P6" draw:layer="controls" draw:type="line" svg:x1="17.2cm" svg:y1="6.75cm" svg:x2="19.45cm" svg:y2="6.75cm" draw:start-shape="id6" draw:start-glue-point="1" draw:end-shape="id7" draw:end-glue-point="3" svg:d="M17200 6750h2250" svg:viewBox="0 0 2251 1">
          <text:p/>
        </draw:connector>
        <draw:connector draw:style-name="gr13" draw:text-style-name="P6" draw:layer="controls" draw:type="lines" svg:x1="21.2cm" svg:y1="6.75cm" svg:x2="22.7cm" svg:y2="3.85cm" draw:start-shape="id7" draw:start-glue-point="1" draw:end-shape="id8" draw:end-glue-point="3" svg:d="M21200 6750h501l498-2900h501" svg:viewBox="0 0 1501 2901">
          <text:p/>
        </draw:connector>
        <draw:connector draw:style-name="gr14" draw:text-style-name="P6" draw:layer="controls" draw:type="lines" svg:x1="11.9cm" svg:y1="4.625cm" svg:x2="13.45cm" svg:y2="6.75cm" draw:start-shape="id5" draw:start-glue-point="7" draw:end-shape="id6" draw:end-glue-point="3" svg:d="M11900 4625h502l547 2125h501" svg:viewBox="0 0 1551 2126">
          <text:p/>
        </draw:connector>
        <draw:connector draw:style-name="gr15" draw:text-style-name="P6" draw:layer="controls" draw:type="lines" draw:line-skew="0cm -6.649cm" svg:x1="11.9cm" svg:y1="4.625cm" svg:x2="22.7cm" svg:y2="3.85cm" draw:start-shape="id5" draw:start-glue-point="7" draw:end-shape="id8" draw:end-glue-point="3" svg:d="M11900 4625h502l3148-775h7150" svg:viewBox="0 0 10801 776">
          <text:p/>
        </draw:connector>
        <draw:frame draw:style-name="gr16" draw:text-style-name="P7" draw:layer="controls" svg:width="4.659cm" svg:height="0.963cm" svg:x="15.25cm" svg:y="3.1cm">
          <draw:text-box>
            <text:p><text:span text:style-name="T1">reactor bypass</text:span></text:p>
          </draw:text-box>
        </draw:frame>
        <draw:connector draw:style-name="gr17" draw:text-style-name="P6" draw:layer="controls" draw:type="lines" draw:line-skew="0cm -2.149cm" svg:x1="17.2cm" svg:y1="6.75cm" svg:x2="22.7cm" svg:y2="3.85cm" draw:start-shape="id6" draw:start-glue-point="1" draw:end-shape="id8" draw:end-glue-point="3" svg:d="M17200 6750h501l2349-2900h2650" svg:viewBox="0 0 5501 2901">
          <text:p/>
        </draw:connector>
        <draw:frame draw:style-name="gr16" draw:text-style-name="P7" draw:layer="controls" svg:width="3.25cm" svg:height="0.963cm" draw:transform="rotate (0.911410935391439) translate (17.322cm 6.131cm)">
          <draw:text-box>
            <text:p><text:span text:style-name="T2">GC bypass</text:span></text:p>
          </draw:text-box>
        </draw:frame>
        <draw:custom-shape draw:style-name="gr18" draw:text-style-name="P3" xml:id="id9" draw:id="id9" draw:layer="controls" svg:width="3.25cm" svg:height="1.25cm" svg:x="3.2cm" svg:y="7cm">
          <text:p text:style-name="P1">air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controls" svg:width="3.5cm" svg:height="1.25cm" svg:x="8.45cm" svg:y="7cm">
          <text:p text:style-name="P1">hea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6" draw:layer="controls" draw:type="line" svg:x1="6.45cm" svg:y1="7.625cm" svg:x2="8.45cm" svg:y2="7.625cm" draw:start-shape="id9" draw:start-glue-point="1" draw:end-shape="id10" draw:end-glue-point="5" svg:d="M6450 7625h2000" svg:viewBox="0 0 2001 1">
          <text:p/>
        </draw:connector>
        <draw:custom-shape draw:style-name="gr20" draw:text-style-name="P6" xml:id="id11" draw:id="id11" draw:layer="controls" svg:width="3.75cm" svg:height="1cm" svg:x="13.45cm" svg:y="7.5cm">
          <text:p text:style-name="P1"/>
          <draw:enhanced-geometry svg:viewBox="0 0 21600 21600" draw:type="rectangle" draw:enhanced-path="M 0 0 L 21600 0 21600 21600 0 21600 0 0 Z N"/>
        </draw:custom-shape>
        <draw:connector draw:style-name="gr21" draw:text-style-name="P6" draw:layer="controls" draw:type="line" svg:x1="11.95cm" svg:y1="7.625cm" svg:x2="13.45cm" svg:y2="8cm" draw:start-shape="id10" draw:start-glue-point="7" draw:end-shape="id11" draw:end-glue-point="3" svg:d="M11950 7625l1500 375" svg:viewBox="0 0 1501 376">
          <text:p/>
        </draw:connector>
        <draw:connector draw:style-name="gr22" draw:text-style-name="P6" draw:layer="controls" draw:type="lines" draw:line-skew="4.249cm 1.249cm" svg:x1="17.2cm" svg:y1="8cm" svg:x2="23.7cm" svg:y2="4.6cm" draw:start-shape="id11" draw:start-glue-point="1" draw:end-shape="id8" draw:end-glue-point="2" svg:d="M17200 8000h4750l1750-1650v-1750" svg:viewBox="0 0 6501 3401">
          <text:p/>
        </draw:connector>
        <draw:custom-shape draw:style-name="gr23" draw:text-style-name="P6" xml:id="id13" draw:id="id13" draw:layer="controls" svg:width="3.75cm" svg:height="4.7cm" svg:x="13.45cm" svg:y="4.85cm">
          <text:p text:style-name="P1"/>
          <text:p text:style-name="P1"/>
          <text:p text:style-name="P1"/>
          <text:p text:style-name="P1"/>
          <text:p text:style-name="P1"/>
          <text:p text:style-name="P1">vac. jacket</text:p>
          <draw:enhanced-geometry svg:viewBox="0 0 21600 21600" draw:type="rectangle" draw:enhanced-path="M 0 0 L 21600 0 21600 21600 0 21600 0 0 Z N"/>
        </draw:custom-shape>
        <draw:custom-shape draw:style-name="gr24" draw:text-style-name="P6" xml:id="id12" draw:id="id12" draw:layer="controls" svg:width="3.25cm" svg:height="1.25cm" svg:x="8.65cm" svg:y="9.75cm">
          <text:p text:style-name="P1">vac pump</text:p>
          <draw:enhanced-geometry svg:viewBox="0 0 21600 21600" draw:type="rectangle" draw:enhanced-path="M 0 0 L 21600 0 21600 21600 0 21600 0 0 Z N"/>
        </draw:custom-shape>
        <draw:connector draw:style-name="gr25" draw:text-style-name="P6" draw:layer="controls" draw:type="lines" svg:x1="11.9cm" svg:y1="10.375cm" svg:x2="15.325cm" svg:y2="9.55cm" draw:start-shape="id12" draw:start-glue-point="1" draw:end-shape="id13" draw:end-glue-point="2" svg:d="M11900 10375h501l2924-324v-501" svg:viewBox="0 0 3426 8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5T08:48:06.783145509</meta:creation-date>
    <dc:date>2021-10-15T09:38:49.821532840</dc:date>
    <meta:editing-duration>PT29S</meta:editing-duration>
    <meta:editing-cycles>1</meta:editing-cycles>
    <meta:document-statistic meta:object-count="29"/>
    <meta:generator>LibreOffice/7.2.1.2$Linux_X86_64 LibreOffice_project/20$Build-2</meta:generator>
  </office:meta>
</office:document-meta>
</file>